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4075in"/>
    </style:style>
    <style:style style:name="co4" style:family="table-column">
      <style:table-column-properties fo:break-before="auto" style:column-width="0.7429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nly_onehot_all_sequence" table:style-name="ta1">
        <table:shapes>
          <draw:frame draw:z-index="0" draw:name="Only AA sequence" draw:style-name="gr1" draw:text-style-name="P1" svg:width="6.2937in" svg:height="3.5453in" svg:x="2.7961in" svg:y="0.6169in">
            <draw:object draw:notify-on-update-of-ranges="only_onehot_all_sequence.A1:only_onehot_all_sequence.A1 only_onehot_all_sequence.A2:only_onehot_all_sequence.A20 only_onehot_all_sequence.B1:only_onehot_all_sequence.B1 only_onehot_all_sequence.B2:only_onehot_all_sequence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#Comment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_score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849081372434478" calcext:value-type="float">
            <text:p>0.849081372434478</text:p>
          </table:table-cell>
          <table:table-cell office:value-type="float" office:value="0.589347162894428" calcext:value-type="float">
            <text:p>0.589347162894428</text:p>
          </table:table-cell>
          <table:table-cell office:value-type="string" calcext:value-type="string">
            <text:p>NA</text:p>
          </table:table-cell>
          <table:table-cell office:value-type="float" office:value="0.876815541031227" calcext:value-type="float">
            <text:p>0.876815541031227</text:p>
          </table:table-cell>
          <table:table-cell office:value-type="float" office:value="0.844731078121197" calcext:value-type="float">
            <text:p>0.844731078121197</text:p>
          </table:table-cell>
          <table:table-cell office:value-type="float" office:value="0.502752027809965" calcext:value-type="float">
            <text:p>0.502752027809965</text:p>
          </table:table-cell>
          <table:table-cell office:value-type="float" office:value="0.630345954780714" calcext:value-type="float">
            <text:p>0.630345954780714</text:p>
          </table:table-cell>
        </table:table-row>
        <table:table-row table:style-name="ro1">
          <table:table-cell office:value-type="string" calcext:value-type="string">
            <text:p>GILGFVFTL</text:p>
          </table:table-cell>
          <table:table-cell office:value-type="float" office:value="0.892330039801197" calcext:value-type="float">
            <text:p>0.892330039801197</text:p>
          </table:table-cell>
          <table:table-cell office:value-type="float" office:value="0.671422541485686" calcext:value-type="float">
            <text:p>0.671422541485686</text:p>
          </table:table-cell>
          <table:table-cell office:value-type="string" calcext:value-type="string">
            <text:p>NA</text:p>
          </table:table-cell>
          <table:table-cell office:value-type="float" office:value="0.894823008849558" calcext:value-type="float">
            <text:p>0.894823008849558</text:p>
          </table:table-cell>
          <table:table-cell office:value-type="float" office:value="0.862010701210926" calcext:value-type="float">
            <text:p>0.862010701210926</text:p>
          </table:table-cell>
          <table:table-cell office:value-type="float" office:value="0.618633791430881" calcext:value-type="float">
            <text:p>0.618633791430881</text:p>
          </table:table-cell>
          <table:table-cell office:value-type="float" office:value="0.720320037651488" calcext:value-type="float">
            <text:p>0.720320037651488</text:p>
          </table:table-cell>
        </table:table-row>
        <table:table-row table:style-name="ro1">
          <table:table-cell office:value-type="string" calcext:value-type="string">
            <text:p>GLCTLVAML</text:p>
          </table:table-cell>
          <table:table-cell office:value-type="float" office:value="0.762079171614165" calcext:value-type="float">
            <text:p>0.762079171614165</text:p>
          </table:table-cell>
          <table:table-cell office:value-type="float" office:value="0.438352440858253" calcext:value-type="float">
            <text:p>0.438352440858253</text:p>
          </table:table-cell>
          <table:table-cell office:value-type="string" calcext:value-type="string">
            <text:p>NA</text:p>
          </table:table-cell>
          <table:table-cell office:value-type="float" office:value="0.848798076923077" calcext:value-type="float">
            <text:p>0.848798076923077</text:p>
          </table:table-cell>
          <table:table-cell office:value-type="float" office:value="0.832764505119454" calcext:value-type="float">
            <text:p>0.832764505119454</text:p>
          </table:table-cell>
          <table:table-cell office:value-type="float" office:value="0.296116504854369" calcext:value-type="float">
            <text:p>0.296116504854369</text:p>
          </table:table-cell>
          <table:table-cell office:value-type="float" office:value="0.436884512085944" calcext:value-type="float">
            <text:p>0.436884512085944</text:p>
          </table:table-cell>
        </table:table-row>
        <table:table-row table:style-name="ro1">
          <table:table-cell office:value-type="string" calcext:value-type="string">
            <text:p>NLVPMVATV</text:p>
          </table:table-cell>
          <table:table-cell office:value-type="float" office:value="0.678754429776387" calcext:value-type="float">
            <text:p>0.678754429776387</text:p>
          </table:table-cell>
          <table:table-cell office:value-type="float" office:value="0.26862241082706" calcext:value-type="float">
            <text:p>0.26862241082706</text:p>
          </table:table-cell>
          <table:table-cell office:value-type="string" calcext:value-type="string">
            <text:p>NA</text:p>
          </table:table-cell>
          <table:table-cell office:value-type="float" office:value="0.832403965303593" calcext:value-type="float">
            <text:p>0.832403965303593</text:p>
          </table:table-cell>
          <table:table-cell office:value-type="float" office:value="0.635220125786163" calcext:value-type="float">
            <text:p>0.635220125786163</text:p>
          </table:table-cell>
          <table:table-cell office:value-type="float" office:value="0.172945205479452" calcext:value-type="float">
            <text:p>0.172945205479452</text:p>
          </table:table-cell>
          <table:table-cell office:value-type="float" office:value="0.271870794078062" calcext:value-type="float">
            <text:p>0.271870794078062</text:p>
          </table:table-cell>
        </table:table-row>
        <table:table-row table:style-name="ro1">
          <table:table-cell office:value-type="string" calcext:value-type="string">
            <text:p>CLGGLLTMV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964285714285714" calcext:value-type="float">
            <text:p>0.9642857142857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YALALLL</text:p>
          </table:table-cell>
          <table:table-cell office:value-type="float" office:value="0.835653502974223" calcext:value-type="float">
            <text:p>0.835653502974223</text:p>
          </table:table-cell>
          <table:table-cell office:value-type="float" office:value="0.52259834207384" calcext:value-type="float">
            <text:p>0.52259834207384</text:p>
          </table:table-cell>
          <table:table-cell office:value-type="string" calcext:value-type="string">
            <text:p>NA</text:p>
          </table:table-cell>
          <table:table-cell office:value-type="float" office:value="0.821138211382114" calcext:value-type="float">
            <text:p>0.821138211382114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string" calcext:value-type="string">
            <text:p>ILKEPVHGV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9375" calcext:value-type="float">
            <text:p>0.93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DQVPFSV</text:p>
          </table:table-cell>
          <table:table-cell office:value-type="float" office:value="0.489010989010989" calcext:value-type="float">
            <text:p>0.489010989010989</text:p>
          </table:table-cell>
          <table:table-cell office:value-type="float" office:value="-0.0416322626754427" calcext:value-type="float">
            <text:p>-0.041632262675443</text:p>
          </table:table-cell>
          <table:table-cell office:value-type="string" calcext:value-type="string">
            <text:p>NA</text:p>
          </table:table-cell>
          <table:table-cell office:value-type="float" office:value="0.86864406779661" calcext:value-type="float">
            <text:p>0.868644067796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QCVDLHV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TWGQYWQV</text:p>
          </table:table-cell>
          <table:table-cell office:value-type="float" office:value="0.622245179063361" calcext:value-type="float">
            <text:p>0.622245179063361</text:p>
          </table:table-cell>
          <table:table-cell office:value-type="float" office:value="0.285361856462452" calcext:value-type="float">
            <text:p>0.285361856462452</text:p>
          </table:table-cell>
          <table:table-cell office:value-type="string" calcext:value-type="string">
            <text:p>NA</text:p>
          </table:table-cell>
          <table:table-cell office:value-type="float" office:value="0.778409090909091" calcext:value-type="float">
            <text:p>0.778409090909091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136363636363636" calcext:value-type="float">
            <text:p>0.136363636363636</text:p>
          </table:table-cell>
          <table:table-cell office:value-type="float" office:value="0.235294117647059" calcext:value-type="float">
            <text:p>0.235294117647059</text:p>
          </table:table-cell>
        </table:table-row>
        <table:table-row table:style-name="ro1">
          <table:table-cell office:value-type="string" calcext:value-type="string">
            <text:p>KVAELVHFL</text:p>
          </table:table-cell>
          <table:table-cell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VLEYVIKV</text:p>
          </table:table-cell>
          <table:table-cell office:value-type="float" office:value="0.452546296296296" calcext:value-type="float">
            <text:p>0.452546296296296</text:p>
          </table:table-cell>
          <table:table-cell office:value-type="float" office:value="-0.0842151921066519" calcext:value-type="float">
            <text:p>-0.084215192106652</text:p>
          </table:table-cell>
          <table:table-cell office:value-type="string" calcext:value-type="string">
            <text:p>NA</text:p>
          </table:table-cell>
          <table:table-cell office:value-type="float" office:value="0.729166666666667" calcext:value-type="float">
            <text:p>0.7291666666666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LFGYPVYV</text:p>
          </table:table-cell>
          <table:table-cell office:value-type="float" office:value="0.531815291124929" calcext:value-type="float">
            <text:p>0.531815291124929</text:p>
          </table:table-cell>
          <table:table-cell office:value-type="float" office:value="-0.050796775969676" calcext:value-type="float">
            <text:p>-0.050796775969676</text:p>
          </table:table-cell>
          <table:table-cell office:value-type="string" calcext:value-type="string">
            <text:p>NA</text:p>
          </table:table-cell>
          <table:table-cell office:value-type="float" office:value="0.786423841059603" calcext:value-type="float">
            <text:p>0.786423841059603</text:p>
          </table:table-cell>
          <table:table-cell office:value-type="float" office:value="0.0666666666666667" calcext:value-type="float">
            <text:p>0.066666666666667</text:p>
          </table:table-cell>
          <table:table-cell office:value-type="float" office:value="0.00862068965517241" calcext:value-type="float">
            <text:p>0.008620689655172</text:p>
          </table:table-cell>
          <table:table-cell office:value-type="float" office:value="0.0152671755725191" calcext:value-type="float">
            <text:p>0.015267175572519</text:p>
          </table:table-cell>
        </table:table-row>
        <table:table-row table:style-name="ro1">
          <table:table-cell office:value-type="string" calcext:value-type="string">
            <text:p>MLDLQPETT</text:p>
          </table:table-cell>
          <table:table-cell office:value-type="float" office:value="0.439699413489736" calcext:value-type="float">
            <text:p>0.439699413489736</text:p>
          </table:table-cell>
          <table:table-cell office:value-type="float" office:value="-0.0803219328902499" calcext:value-type="float">
            <text:p>-0.08032193289025</text:p>
          </table:table-cell>
          <table:table-cell office:value-type="string" calcext:value-type="string">
            <text:p>NA</text:p>
          </table:table-cell>
          <table:table-cell office:value-type="float" office:value="0.720238095238095" calcext:value-type="float">
            <text:p>0.7202380952380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MFPNAPYL</text:p>
          </table:table-cell>
          <table:table-cell office:value-type="float" office:value="0.570690883190883" calcext:value-type="float">
            <text:p>0.570690883190883</text:p>
          </table:table-cell>
          <table:table-cell office:value-type="float" office:value="0.0233570917933526" calcext:value-type="float">
            <text:p>0.023357091793353</text:p>
          </table:table-cell>
          <table:table-cell office:value-type="string" calcext:value-type="string">
            <text:p>NA</text:p>
          </table:table-cell>
          <table:table-cell office:value-type="float" office:value="0.802083333333333" calcext:value-type="float">
            <text:p>0.802083333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0277777777777778" calcext:value-type="float">
            <text:p>0.02777777777777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RTLNAWVKV</text:p>
          </table:table-cell>
          <table:table-cell office:value-type="float" office:value="0.596028645833333" calcext:value-type="float">
            <text:p>0.596028645833333</text:p>
          </table:table-cell>
          <table:table-cell office:value-type="float" office:value="0.124817306837956" calcext:value-type="float">
            <text:p>0.124817306837956</text:p>
          </table:table-cell>
          <table:table-cell office:value-type="string" calcext:value-type="string">
            <text:p>NA</text:p>
          </table:table-cell>
          <table:table-cell office:value-type="float" office:value="0.885135135135135" calcext:value-type="float">
            <text:p>0.885135135135135</text:p>
          </table:table-cell>
          <table:table-cell office:value-type="float" office:value="0.357142857142857" calcext:value-type="float">
            <text:p>0.357142857142857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0.128205128205128" calcext:value-type="float">
            <text:p>0.128205128205128</text:p>
          </table:table-cell>
        </table:table-row>
        <table:table-row table:style-name="ro1">
          <table:table-cell office:value-type="string" calcext:value-type="string">
            <text:p>SLFNTVATL</text:p>
          </table:table-cell>
          <table:table-cell office:value-type="float" office:value="0.534906914893617" calcext:value-type="float">
            <text:p>0.5349069148936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92156862745098" calcext:value-type="float">
            <text:p>0.921568627450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LMWITQV</text:p>
          </table:table-cell>
          <table:table-cell office:value-type="float" office:value="0.383088235294118" calcext:value-type="float">
            <text:p>0.383088235294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772727272727273" calcext:value-type="float">
            <text:p>0.7727272727272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LLEMLWRL</text:p>
          </table:table-cell>
          <table:table-cell office:value-type="float" office:value="0.348958333333333" calcext:value-type="float">
            <text:p>0.34895833333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914285714285714" calcext:value-type="float">
            <text:p>0.914285714285714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5T15:03:23.537007276</dc:date>
    <meta:editing-duration>PT15M52S</meta:editing-duration>
    <meta:editing-cycles>1</meta:editing-cycles>
    <meta:document-statistic meta:table-count="1" meta:cell-count="160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bar" chart:style-name="ch1">
        <chart:legend chart:legend-position="end" svg:x="14.518cm" svg:y="4.204cm" style:legend-expansion="high" chart:style-name="ch2"/>
        <chart:plot-area chart:style-name="ch3" table:cell-range-address="only_onehot_all_sequence.A1:only_onehot_all_sequence.B20" chart:data-source-has-labels="both" svg:x="0.319cm" svg:y="0.18cm" svg:width="13.88cm" svg:height="8.646cm">
          <chartooo:coordinate-region svg:x="1.046cm" svg:y="0.18cm" svg:width="13.153cm" svg:height="6.251cm"/>
          <chart:axis chart:dimension="x" chart:name="primary-x" chart:style-name="ch4" chartooo:axis-type="auto">
            <chartooo:date-scale/>
            <chart:categories table:cell-range-address="only_onehot_all_sequence.A2:only_onehot_all_sequence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nly_onehot_all_sequence.B2:only_onehot_all_sequence.B20" chart:label-cell-address="only_onehot_all_sequence.B1:only_onehot_all_sequence.B1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C</text:p>
                <draw:g>
                  <svg:desc>only_onehot_all_sequence.B1:only_onehot_all_sequenc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only_onehot_all_sequence.A2:only_onehot_all_sequence.A20</svg:desc>
                </draw:g>
              </table:table-cell>
              <table:table-cell office:value-type="float" office:value="0.849081372434478">
                <text:p>0.849081372434478</text:p>
                <draw:g>
                  <svg:desc>only_onehot_all_sequence.B2:only_onehot_all_sequence.B20</svg:desc>
                </draw:g>
              </table:table-cell>
            </table:table-row>
            <table:table-row>
              <table:table-cell office:value-type="string">
                <text:p>GILGFVFTL</text:p>
              </table:table-cell>
              <table:table-cell office:value-type="float" office:value="0.892330039801197">
                <text:p>0.892330039801197</text:p>
              </table:table-cell>
            </table:table-row>
            <table:table-row>
              <table:table-cell office:value-type="string">
                <text:p>GLCTLVAML</text:p>
              </table:table-cell>
              <table:table-cell office:value-type="float" office:value="0.762079171614165">
                <text:p>0.762079171614165</text:p>
              </table:table-cell>
            </table:table-row>
            <table:table-row>
              <table:table-cell office:value-type="string">
                <text:p>NLVPMVATV</text:p>
              </table:table-cell>
              <table:table-cell office:value-type="float" office:value="0.678754429776387">
                <text:p>0.678754429776387</text:p>
              </table:table-cell>
            </table:table-row>
            <table:table-row>
              <table:table-cell office:value-type="string">
                <text:p>CLGGLLTMV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LYALALLL</text:p>
              </table:table-cell>
              <table:table-cell office:value-type="float" office:value="0.835653502974223">
                <text:p>0.835653502974223</text:p>
              </table:table-cell>
            </table:table-row>
            <table:table-row>
              <table:table-cell office:value-type="string">
                <text:p>ILKEPVHGV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MDQVPFSV</text:p>
              </table:table-cell>
              <table:table-cell office:value-type="float" office:value="0.489010989010989">
                <text:p>0.489010989010989</text:p>
              </table:table-cell>
            </table:table-row>
            <table:table-row>
              <table:table-cell office:value-type="string">
                <text:p>KLQCVDLHV</text:p>
              </table:table-cell>
              <table:table-cell office:value-type="float" office:value="0.328125">
                <text:p>0.328125</text:p>
              </table:table-cell>
            </table:table-row>
            <table:table-row>
              <table:table-cell office:value-type="string">
                <text:p>KTWGQYWQV</text:p>
              </table:table-cell>
              <table:table-cell office:value-type="float" office:value="0.622245179063361">
                <text:p>0.622245179063361</text:p>
              </table:table-cell>
            </table:table-row>
            <table:table-row>
              <table:table-cell office:value-type="string">
                <text:p>KVAELVHFL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KVLEYVIKV</text:p>
              </table:table-cell>
              <table:table-cell office:value-type="float" office:value="0.452546296296296">
                <text:p>0.452546296296296</text:p>
              </table:table-cell>
            </table:table-row>
            <table:table-row>
              <table:table-cell office:value-type="string">
                <text:p>LLFGYPVYV</text:p>
              </table:table-cell>
              <table:table-cell office:value-type="float" office:value="0.531815291124929">
                <text:p>0.531815291124929</text:p>
              </table:table-cell>
            </table:table-row>
            <table:table-row>
              <table:table-cell office:value-type="string">
                <text:p>MLDLQPETT</text:p>
              </table:table-cell>
              <table:table-cell office:value-type="float" office:value="0.439699413489736">
                <text:p>0.439699413489736</text:p>
              </table:table-cell>
            </table:table-row>
            <table:table-row>
              <table:table-cell office:value-type="string">
                <text:p>RMFPNAPYL</text:p>
              </table:table-cell>
              <table:table-cell office:value-type="float" office:value="0.570690883190883">
                <text:p>0.570690883190883</text:p>
              </table:table-cell>
            </table:table-row>
            <table:table-row>
              <table:table-cell office:value-type="string">
                <text:p>RTLNAWVKV</text:p>
              </table:table-cell>
              <table:table-cell office:value-type="float" office:value="0.596028645833333">
                <text:p>0.596028645833333</text:p>
              </table:table-cell>
            </table:table-row>
            <table:table-row>
              <table:table-cell office:value-type="string">
                <text:p>SLFNTVATL</text:p>
              </table:table-cell>
              <table:table-cell office:value-type="float" office:value="0.534906914893617">
                <text:p>0.534906914893617</text:p>
              </table:table-cell>
            </table:table-row>
            <table:table-row>
              <table:table-cell office:value-type="string">
                <text:p>SLLMWITQV</text:p>
              </table:table-cell>
              <table:table-cell office:value-type="float" office:value="0.383088235294118">
                <text:p>0.383088235294118</text:p>
              </table:table-cell>
            </table:table-row>
            <table:table-row>
              <table:table-cell office:value-type="string">
                <text:p>YLLEMLWRL</text:p>
              </table:table-cell>
              <table:table-cell office:value-type="float" office:value="0.348958333333333">
                <text:p>0.348958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